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F00000681EA091F395BF68B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loext:graphic-properties draw:fill-gradient-name="gradient" draw:fill-hatch-name="hatch"/>
      <style:paragraph-properties fo:margin-top="0cm" fo:margin-bottom="0.109cm" style:contextual-spacing="false"/>
      <style:text-properties style:font-name="Chandas" fo:font-size="36pt" style:font-size-asian="36pt" style:font-size-complex="36pt"/>
    </style:style>
    <style:style style:name="T1" style:family="text">
      <style:text-properties fo:color="#c9211e" loext:opacity="100%"/>
    </style:style>
    <style:style style:name="T2" style:family="text">
      <style:text-properties fo:color="#800080" loext:opacity="100%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y="2.672cm" svg:width="17.344cm" svg:height="16.122cm" draw:z-index="0"><draw:image xlink:href="Pictures/10000001000006FF00000681EA091F395BF68B17.png" xlink:type="simple" xlink:show="embed" xlink:actuate="onLoad" draw:mime-type="image/png"/></draw:frame>Conexionado <text:span text:style-name="T1">Smart</text:span><text:span text:style-name="T2">IE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8:02:21.897509389</meta:creation-date>
    <dc:date>2024-03-30T07:36:40.480330160</dc:date>
    <meta:editing-duration>PT5M2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" meta:character-count="20" meta:non-whitespace-character-count="19"/>
  </office:meta>
</office:document-meta>
</file>